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fd5" officeooo:paragraph-rsid="001a0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 documento wor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8:18:35.981000000</meta:creation-date>
    <dc:date>2024-11-05T18:19:06.936000000</dc:date>
    <meta:editing-duration>PT31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24.2.5.2$Windows_X86_64 LibreOffice_project/bffef4ea93e59bebbeaf7f431bb02b1a39ee8a59</meta:generator>
  </office:meta>
</office:document-meta>
</file>